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29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4575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I(miA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direc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38.2" calcext:value-type="float">
            <text:p>38.2</text:p>
          </table:table-cell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icroAm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Voltage</text:p>
          </table:table-cell>
          <table:table-cell table:style-name="ce1" office:value-type="float" office:value="3000" calcext:value-type="float">
            <text:p>3000</text:p>
          </table:table-cell>
          <table:table-cell table:style-name="ce1"/>
          <table:table-cell table:style-name="ce1" office:value-type="float" office:value="3500" calcext:value-type="float">
            <text:p>3500</text:p>
          </table:table-cell>
          <table:table-cell table:style-name="ce1"/>
          <table:table-cell table:style-name="ce1" office:value-type="float" office:value="4000" calcext:value-type="float">
            <text:p>4000</text:p>
          </table:table-cell>
          <table:table-cell table:style-name="ce1"/>
          <table:table-cell table:style-name="ce1" office:value-type="float" office:value="4500" calcext:value-type="float">
            <text:p>4500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5"/>
          <table:table-cell table:style-name="ce1" office:value-type="string" calcext:value-type="string">
            <text:p>Mean</text:p>
          </table:table-cell>
          <table:table-cell table:formula="of:=AVERAGE([.A13:.A20])" office:value-type="float" office:value="29.865" calcext:value-type="float">
            <text:p>29.865</text:p>
          </table:table-cell>
          <table:table-cell table:formula="of:=AVERAGE([.A23:.A30])" office:value-type="float" office:value="51.59125" calcext:value-type="float">
            <text:p>51.59125</text:p>
          </table:table-cell>
          <table:table-cell table:formula="of:=AVERAGE([.A40:.A47])" office:value-type="float" office:value="28.0175" calcext:value-type="float">
            <text:p>28.0175</text:p>
          </table:table-cell>
          <table:table-cell table:formula="of:=AVERAGE([.A50:.A57])" office:value-type="float" office:value="46.99375" calcext:value-type="float">
            <text:p>46.99375</text:p>
          </table:table-cell>
          <table:table-cell table:formula="of:=AVERAGE([.A65:.A72])" office:value-type="float" office:value="25.53875" calcext:value-type="float">
            <text:p>25.53875</text:p>
          </table:table-cell>
          <table:table-cell table:formula="of:=AVERAGE([.A75:.A82])" office:value-type="float" office:value="44.19875" calcext:value-type="float">
            <text:p>44.19875</text:p>
          </table:table-cell>
          <table:table-cell table:formula="of:=AVERAGE([.A90:.A97])" office:value-type="float" office:value="24.2575" calcext:value-type="float">
            <text:p>24.2575</text:p>
          </table:table-cell>
          <table:table-cell table:formula="of:=AVERAGE([.A100:.A107])" office:value-type="float" office:value="42.285" calcext:value-type="float">
            <text:p>42.285</text:p>
          </table:table-cell>
          <table:table-cell table:formula="of:=AVERAGE([.A115:.A122])" office:value-type="float" office:value="22.83125" calcext:value-type="float">
            <text:p>22.83125</text:p>
          </table:table-cell>
          <table:table-cell table:formula="of:=AVERAGE([.A125:.A132])" office:value-type="float" office:value="38.59" calcext:value-type="float">
            <text:p>38.59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string" calcext:value-type="string">
            <text:p>WE</text:p>
          </table:table-cell>
          <table:table-cell table:number-columns-repeated="5"/>
          <table:table-cell table:style-name="ce1" office:value-type="string" calcext:value-type="string">
            <text:p>StdDev</text:p>
          </table:table-cell>
          <table:table-cell table:formula="of:=STDEV([.A13:.A20])" office:value-type="float" office:value="0.56843142569204" calcext:value-type="float">
            <text:p>0.5684314257</text:p>
          </table:table-cell>
          <table:table-cell table:formula="of:=STDEV([.A23:.A30])" office:value-type="float" office:value="1.09573768367642" calcext:value-type="float">
            <text:p>1.0957376837</text:p>
          </table:table-cell>
          <table:table-cell table:formula="of:=STDEV([.A40:.A47])" office:value-type="float" office:value="0.491985772152" calcext:value-type="float">
            <text:p>0.4919857722</text:p>
          </table:table-cell>
          <table:table-cell table:formula="of:=STDEV([.A50:.A57])" office:value-type="float" office:value="0.762944249975992" calcext:value-type="float">
            <text:p>0.76294425</text:p>
          </table:table-cell>
          <table:table-cell table:formula="of:=STDEV([.A65:.A72])" office:value-type="float" office:value="0.856928693482886" calcext:value-type="float">
            <text:p>0.8569286935</text:p>
          </table:table-cell>
          <table:table-cell table:formula="of:=STDEV([.A75:.A82])" office:value-type="float" office:value="1.21924376444699" calcext:value-type="float">
            <text:p>1.2192437644</text:p>
          </table:table-cell>
          <table:table-cell table:formula="of:=STDEV([.A90:.A97])" office:value-type="float" office:value="0.430506346394237" calcext:value-type="float">
            <text:p>0.4305063464</text:p>
          </table:table-cell>
          <table:table-cell table:formula="of:=STDEV([.A100:.A107])" office:value-type="float" office:value="3.45007660370441" calcext:value-type="float">
            <text:p>3.4500766037</text:p>
          </table:table-cell>
          <table:table-cell table:formula="of:=STDEV([.A115:.A122])" office:value-type="float" office:value="0.366233239499483" calcext:value-type="float">
            <text:p>0.3662332395</text:p>
          </table:table-cell>
          <table:table-cell table:formula="of:=STDEV([.A125:.A132])" office:value-type="float" office:value="0.596417878432803" calcext:value-type="float">
            <text:p>0.5964178784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string" calcext:value-type="string">
            <text:p>WE</text:p>
          </table:table-cell>
          <table:table-cell table:number-columns-repeated="5"/>
          <table:table-cell table:style-name="ce1" office:value-type="string" calcext:value-type="string">
            <text:p>Uncert</text:p>
          </table:table-cell>
          <table:table-cell table:formula="of:=[.I13]/SQRT(8)" office:value-type="float" office:value="0.200970857873189" calcext:value-type="float">
            <text:p>0.2009708579</text:p>
          </table:table-cell>
          <table:table-cell table:formula="of:=[.J13]/SQRT(8)" office:value-type="float" office:value="0.387401773264619" calcext:value-type="float">
            <text:p>0.3874017733</text:p>
          </table:table-cell>
          <table:table-cell table:formula="of:=[.K13]/SQRT(8)" office:value-type="float" office:value="0.17394323786799" calcext:value-type="float">
            <text:p>0.1739432379</text:p>
          </table:table-cell>
          <table:table-cell table:formula="of:=[.L13]/SQRT(8)" office:value-type="float" office:value="0.269741526412654" calcext:value-type="float">
            <text:p>0.2697415264</text:p>
          </table:table-cell>
          <table:table-cell table:formula="of:=[.M13]/SQRT(8)" office:value-type="float" office:value="0.302970045077539" calcext:value-type="float">
            <text:p>0.3029700451</text:p>
          </table:table-cell>
          <table:table-cell table:formula="of:=[.N13]/SQRT(8)" office:value-type="float" office:value="0.431067766879938" calcext:value-type="float">
            <text:p>0.4310677669</text:p>
          </table:table-cell>
          <table:table-cell table:formula="of:=[.O13]/SQRT(8)" office:value-type="float" office:value="0.152206978439605" calcext:value-type="float">
            <text:p>0.1522069784</text:p>
          </table:table-cell>
          <table:table-cell table:formula="of:=[.P13]/SQRT(8)" office:value-type="float" office:value="1.21978628104622" calcext:value-type="float">
            <text:p>1.219786281</text:p>
          </table:table-cell>
          <table:table-cell table:formula="of:=[.Q13]/SQRT(8)" office:value-type="float" office:value="0.129483003573001" calcext:value-type="float">
            <text:p>0.1294830036</text:p>
          </table:table-cell>
          <table:table-cell table:formula="of:=[.R13]/SQRT(8)" office:value-type="float" office:value="0.210865563130364" calcext:value-type="float">
            <text:p>0.210865563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0.01" calcext:value-type="float">
            <text:p>30.0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string" calcext:value-type="string">
            <text:p>EW</text:p>
          </table:table-cell>
          <table:table-cell table:number-columns-repeated="16"/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string" calcext:value-type="string">
            <text:p>EW</text:p>
          </table:table-cell>
          <table:table-cell table:number-columns-repeated="16"/>
        </table:table-row>
        <table:table-row table:style-name="ro1">
          <table:table-cell office:value-type="float" office:value="52.21" calcext:value-type="float">
            <text:p>52.2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53.06" calcext:value-type="float">
            <text:p>53.06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>
          <table:table-cell office:value-type="float" office:value="52.39" calcext:value-type="float">
            <text:p>52.39</text:p>
          </table:table-cell>
          <table:table-cell office:value-type="string" calcext:value-type="string">
            <text:p>NE-SW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Am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Vol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ire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5.85" calcext:value-type="float">
            <text:p>45.8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7.14" calcext:value-type="float">
            <text:p>47.1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6.66" calcext:value-type="float">
            <text:p>46.66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47.21" calcext:value-type="float">
            <text:p>47.21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42.6" calcext:value-type="float">
            <text:p>42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.4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3.8microA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2.99" calcext:value-type="float">
            <text:p>42.99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2.92" calcext:value-type="float">
            <text:p>42.92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4.34" calcext:value-type="float">
            <text:p>44.34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00.4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string" calcext:value-type="string">
            <text:p>13.2microA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1.18" calcext:value-type="float">
            <text:p>41.18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5.00k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Current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ro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Voltage: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urrent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ring</text:p>
          </table:table-cell>
          <table:table-cell table:number-columns-repeated="16"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string" calcext:value-type="string">
            <text:p>WE</text:p>
          </table:table-cell>
          <table:table-cell table:number-columns-repeated="16"/>
        </table:table-row>
        <table:table-row table:style-name="ro1">
          <table:table-cell office:value-type="float" office:value="38.11" calcext:value-type="float">
            <text:p>38.11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9.22" calcext:value-type="float">
            <text:p>39.22</text:p>
          </table:table-cell>
          <table:table-cell office:value-type="string" calcext:value-type="string">
            <text:p>NS</text:p>
          </table:table-cell>
          <table:table-cell table:number-columns-repeated="16"/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8.43" calcext:value-type="float">
            <text:p>38.43</text:p>
          </table:table-cell>
          <table:table-cell office:value-type="string" calcext:value-type="string">
            <text:p>NW-SE</text:p>
          </table:table-cell>
          <table:table-cell table:number-columns-repeated="16"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  <table:table-row table:style-name="ro1">
          <table:table-cell office:value-type="float" office:value="37.57" calcext:value-type="float">
            <text:p>37.57</text:p>
          </table:table-cell>
          <table:table-cell office:value-type="string" calcext:value-type="string">
            <text:p>SW-N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document-statistic meta:table-count="1" meta:cell-count="320" meta:object-count="0"/>
  </office:meta>
</office:document-meta>
</file>